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e5ab" officeooo:paragraph-rsid="0009e5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17:59:35.469591967</meta:creation-date>
    <dc:date>2020-01-25T18:00:17.501263860</dc:date>
    <meta:editing-duration>PT43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6.0.7.3$Linux_X86_64 LibreOffice_project/00m0$Build-3</meta:generator>
  </office:meta>
</office:document-meta>
</file>